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ext-properties fo:font-size="7pt"/>
    </style:style>
    <style:style style:name="ce14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 table:number-columns-repeated="246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74">
            <text:p>74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style-name="ce13"/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20">
            <text:p>20</text:p>
          </table:table-cell>
          <table:table-cell table:style-name="ce14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40">
            <text:p>40</text:p>
          </table:table-cell>
          <table:table-cell table:style-name="ce14"/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2];&quot;approval&quot;);0;IF(EXACT([.D92];&quot;draft&quot;);1;IF(EXACT([.D92];&quot;approval&quot;);2;IF(EXACT([.D9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7];&quot;approval&quot;);0;IF(EXACT([.D147];&quot;draft&quot;);1;IF(EXACT([.D147];&quot;approval&quot;);2;IF(EXACT([.D14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2">22/01/2007</text:date>, <text:time>15.10.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2T15:10:20</dc:date>
    <dc:language>it-IT</dc:language>
    <meta:editing-cycles>57</meta:editing-cycles>
    <meta:editing-duration>P2DT1H39M36S</meta:editing-duration>
    <meta:user-defined meta:name="Info 1"/>
    <meta:user-defined meta:name="Info 2"/>
    <meta:user-defined meta:name="Info 3"/>
    <meta:user-defined meta:name="Info 4"/>
    <meta:document-statistic meta:table-count="3" meta:cell-count="733"/>
  </office:meta>
</office:document-meta>
</file>